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039a24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4a6c5"/>
    </style:style>
    <style:style style:name="P4" style:family="paragraph" style:parent-style-name="Text_20_body">
      <style:paragraph-properties fo:margin-top="0cm" fo:margin-bottom="0.499cm" style:contextual-spacing="false"/>
    </style:style>
    <style:style style:name="P5" style:family="paragraph" style:parent-style-name="Heading_20_4">
      <style:paragraph-properties fo:margin-top="0cm" fo:margin-bottom="0.499cm" style:contextual-spacing="false"/>
    </style:style>
    <style:style style:name="T1" style:family="text">
      <style:text-properties fo:color="#cc0000"/>
    </style:style>
    <style:style style:name="T2" style:family="text">
      <style:text-properties fo:color="#990099"/>
    </style:style>
    <style:style style:name="T3" style:family="text">
      <style:text-properties fo:color="#3b6eb4"/>
    </style:style>
    <style:style style:name="T4" style:family="text">
      <style:text-properties fo:color="#ff0000"/>
    </style:style>
    <style:style style:name="T5" style:family="text">
      <style:text-properties officeooo:rsid="00039a24"/>
    </style:style>
    <style:style style:name="T6" style:family="text">
      <style:text-properties officeooo:rsid="0004a6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Linux Rkhunter (Rootkit Hunter) in RHEL</text:h>
      <text:h text:style-name="Heading_20_3" text:outline-level="3"><text:bookmark text:name="more-435"/>What Is Rkhunter?</text:h>
      <text:p text:style-name="Text_20_body"><text:span text:style-name="Strong_20_Emphasis">Rkhunter</text:span> (Rootkit Hunter) is an open source Unix/Linux based scanner tool for Linux systems released under <text:span text:style-name="Strong_20_Emphasis">GPL</text:span> that scans backdoors, rootkits and local exploits on your systems. It scans hidden files, wrong permissions set on binaries, suspicious strings in kernel etc.</text:p>
      <text:p text:style-name="Text_20_body"/>
      <text:h text:style-name="Heading_20_4" text:outline-level="4">Step 1: Downloading Rkhunter</text:h>
      <text:p text:style-name="Text_20_body">First download the latest stable version of <text:span text:style-name="Strong_20_Emphasis">Rkhunter</text:span> tool by going to <text:a xlink:type="simple" xlink:href="http://www.rootkit.nl/projects/rootkit_hunter.html" office:target-frame-name=" _blank" xlink:show="replace">http://www.rootkit.nl/projects/rootkit_hunter.html</text:a> or use below <text:span text:style-name="Strong_20_Emphasis">Wget</text:span> command to download it on your systems.</text:p>
      <text:p text:style-name="Text_20_body"/>
      <text:p text:style-name="Preformatted_20_Text"># cd /tmp</text:p>
      <text:p text:style-name="Preformatted_20_Text"/>
      <text:p text:style-name="P1"># wget <text:a xlink:type="simple" xlink:href="http://ncu.dl.sourceforge.net/project/rkhunter/rkhunter/1.4.0/rkhunter-1.4.0.tar.gz">http://ncu.dl.sourceforge.net/project/rkhunter/rkhunter/1.4.0/rkhunter-1.4.0.tar.gz</text:a></text:p>
      <text:p text:style-name="P1"/>
      <text:h text:style-name="P5" text:outline-level="4">Step 2: Installing Rkhunter</text:h>
      <text:p text:style-name="P1">Once you have downloaded the latest version, run the following commands as a <text:span text:style-name="Strong_20_Emphasis">root</text:span> user to install it.</text:p>
      <text:p text:style-name="P1"># tar -xvf rkhunter-1.4.0.tar.gz</text:p>
      <text:p text:style-name="P1"># cd rkhunter-1.4.0</text:p>
      <text:p text:style-name="P1"># ./installer.sh --layout default –install</text:p>
      <text:p text:style-name="P1"/>
      <text:h text:style-name="P5" text:outline-level="4">Step 3: Updating Rkhunter</text:h>
      <text:p text:style-name="P1">Run the <text:span text:style-name="Strong_20_Emphasis">RKH</text:span> updater to fill the database properties by running the following command.</text:p>
      <text:p text:style-name="P1"># /usr/local/bin/rkhunter --update</text:p>
      <text:p text:style-name="P1"># /usr/local/bin/rkhunter --propupd</text:p>
      <text:h text:style-name="P5" text:outline-level="4">Step 4: Setting Cronjob and Email Alerts</text:h>
      <text:p text:style-name="P1">Create a file called <text:span text:style-name="Strong_20_Emphasis"><text:span text:style-name="T4">rkhunter.sh</text:span></text:span> under <text:span text:style-name="Strong_20_Emphasis">/etc/cron.daily/</text:span>, which then scans your file system every day and sends email notifications to your email id. Create following file with the help of your favourite editor.</text:p>
      <text:p text:style-name="P1"><text:soft-page-break/># vi /etc/cron.daily/rkhunter.sh</text:p>
      <text:p text:style-name="P1">Add the following lines of code to it and replace “<text:span text:style-name="Strong_20_Emphasis"><text:span text:style-name="T4">YourServerNameHere</text:span></text:span>” with your “<text:span text:style-name="Strong_20_Emphasis">Server Name</text:span>” and “<text:span text:style-name="Strong_20_Emphasis"><text:span text:style-name="T4">your@email.com</text:span></text:span>” with your “<text:span text:style-name="Strong_20_Emphasis">Email Id</text:span>“.</text:p>
      <text:p text:style-name="P1"/>
      <text:p text:style-name="P1">/usr/local/bin/rkhunter --versioncheck</text:p>
      <text:p text:style-name="Preformatted_20_Text">/usr/local/bin/rkhunter --update</text:p>
      <text:p text:style-name="Preformatted_20_Text">/usr/local/bin/rkhunter --cronjob --report-warnings-only</text:p>
      <text:p text:style-name="P1">) | /bin/mail -s 'rkhunter Daily Run (<text:span text:style-name="Strong_20_Emphasis"><text:span text:style-name="T4">PutYourServerNameHere</text:span></text:span>)' <text:span text:style-name="Strong_20_Emphasis"><text:span text:style-name="T4">your@email.com</text:span></text:span></text:p>
      <text:p text:style-name="P1"/>
      <text:p text:style-name="P4">Set execute permission on the file.</text:p>
      <text:p text:style-name="P1"># chmod 755 /etc/cron.daily/rkhunter.sh</text:p>
      <text:h text:style-name="P5" text:outline-level="4">Step 5: Manual Scan and Usage</text:h>
      <text:p text:style-name="P1">To scan the entire file system, run the <text:span text:style-name="Strong_20_Emphasis">Rkhunter</text:span> as a root user.</text:p>
      <text:p text:style-name="P1"># rkhunter --check</text:p>
      <text:p text:style-name="P1">The above command generates log file under <text:span text:style-name="Strong_20_Emphasis">/var/log/rkhunter.log</text:span> with the checks results made by <text:span text:style-name="Strong_20_Emphasis">Rkhunter</text:span>. For more information and options please run the following command.</text:p>
      <text:p text:style-name="P1"># rkhunter --help</text:p>
      <text:p text:style-name="P2"><text:span text:style-name="T5">Reference:</text:span></text:p>
      <text:p text:style-name="P2"><text:a xlink:type="simple" xlink:href="http://www.tecmint.com/install-linux-rkhunter-rootkit-hunter-in-rhel-centos-and-fedora/"><text:span text:style-name="T5">http://www.tecmint.com/install-linux-rkhunter-rootkit-hunter-in-rhel-centos-and-fedora/</text:span></text:a></text:p>
      <text:p text:style-name="P3"><text:span text:style-name="T6">http://www.linux.org/threads/checking-for-damage-with-rootkit-hunter.4163/</text:span></text:p>
      <text:p text:style-name="P1"/>
      <text:p text:style-name="Text_20_body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15:04:49</dc:date>
    <dc:creator>FSSD </dc:creator>
    <meta:document-statistic meta:table-count="0" meta:image-count="0" meta:object-count="0" meta:page-count="2" meta:paragraph-count="34" meta:word-count="295" meta:character-count="2205" meta:non-whitespace-character-count="1953"/>
    <meta:generator>LibreOffice/4.0.2.2$Linux_x86 LibreOffice_project/400m0$Build-2</meta:generator>
  </office:meta>
</office:document-meta>
</file>